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7CE0000020443B06B7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31cm" fo:min-width="0cm"/>
    </style:style>
    <style:style style:name="gr3" style:family="graphic" style:parent-style-name="objectwithoutfill">
      <style:graphic-properties svg:stroke-width="1.9cm" draw:marker-start-width="3.05cm" draw:marker-end="Arrow" draw:marker-end-width="3.15cm" draw:fill="none" draw:textarea-vertical-align="middle" fo:padding-top="1.075cm" fo:padding-bottom="1.075cm" fo:padding-left="1.2cm" fo:padding-right="1.2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style:font-name="DejaVu Sans" fo:font-size="60pt" style:font-size-asian="60pt" style:font-size-complex="60pt"/>
    </style:style>
    <style:style style:name="T2" style:family="text">
      <style:text-properties style:font-name="DejaVu Sans" fo:font-size="40pt" style:font-size-asian="40pt" style:font-size-complex="40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9.999cm" svg:height="10.329cm" svg:x="0.826cm" svg:y="2.887cm">
          <draw:image xlink:href="Pictures/10000201000007CE0000020443B06B78.png" xlink:type="simple" xlink:show="embed" xlink:actuate="onLoad">
            <text:p/>
          </draw:image>
        </draw:frame>
        <draw:frame draw:style-name="gr2" draw:text-style-name="P2" draw:layer="layout" svg:width="39cm" svg:height="12.081cm" svg:x="4.8cm" svg:y="14.4cm">
          <draw:text-box>
            <text:p text:style-name="P2"><text:span text:style-name="T1">Student Welcome and Induction</text:span></text:p>
            <text:p text:style-name="P2"><text:span text:style-name="T2">Mon Nov 3</text:span></text:p>
            <text:p text:style-name="P2"><text:span text:style-name="T3"/></text:p>
          </draw:text-box>
        </draw:frame>
        <draw:line draw:style-name="gr3" draw:text-style-name="P1" draw:layer="layout" svg:x1="28.2cm" svg:y1="22.8cm" svg:x2="13.8cm" svg:y2="22.8cm">
          <text:p/>
        </draw:lin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27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5cm" fo:text-indent="0cm"/>
      <style:text-properties fo:font-size="3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363cm" svg:x="1cm" svg:y="3.091cm"/>
      <draw:page-thumbnail draw:layer="backgroundobjects" svg:width="8.999cm" svg:height="6.363cm" svg:x="1cm" svg:y="11.667cm"/>
      <draw:page-thumbnail draw:layer="backgroundobjects" svg:width="8.999cm" svg:height="6.363cm" svg:x="1cm" svg:y="20.243cm"/>
      <draw:page-thumbnail draw:layer="backgroundobjects" svg:width="8.999cm" svg:height="6.363cm" svg:x="11cm" svg:y="3.091cm"/>
      <draw:page-thumbnail draw:layer="backgroundobjects" svg:width="8.999cm" svg:height="6.363cm" svg:x="11cm" svg:y="11.667cm"/>
      <draw:page-thumbnail draw:layer="backgroundobjects" svg:width="8.999cm" svg:height="6.363cm" svg:x="11cm" svg:y="20.243cm"/>
    </style:handout-master>
    <style:master-page style:name="Default" style:page-layout-name="PM1" draw:style-name="Mdp1">
      <draw:frame presentation:style-name="Default-title" draw:layer="backgroundobjects" svg:width="35.999cm" svg:height="4.625cm" svg:x="2.999cm" svg:y="2.104cm" presentation:class="title" presentation:placeholder="true">
        <draw:text-box/>
      </draw:frame>
      <draw:frame presentation:style-name="Default-outline1" draw:layer="backgroundobjects" svg:width="35.999cm" svg:height="16.063cm" svg:x="2.999cm" svg:y="7.481cm" presentation:class="outline" presentation:placeholder="true">
        <draw:text-box/>
      </draw:frame>
      <draw:frame presentation:style-name="Mpr1" draw:text-style-name="MP1" draw:layer="backgroundobjects" svg:width="9.319cm" svg:height="1.91cm" svg:x="2.999cm" svg:y="26.234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12.679cm" svg:height="1.91cm" svg:x="14.679cm" svg:y="26.234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9.319cm" svg:height="1.91cm" svg:x="29.678cm" svg:y="26.234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3T10:32:07.113138667</meta:creation-date>
    <meta:print-date>2014-11-03T10:47:31.883935625</meta:print-date>
    <dc:date>2014-11-06T07:56:05.409457039</dc:date>
    <meta:editing-duration>P2DT21H8M17S</meta:editing-duration>
    <meta:editing-cycles>1</meta:editing-cycles>
    <meta:document-statistic meta:object-count="26"/>
    <meta:generator>LibreOffice/4.2.6.3$Linux_x86 LibreOffice_project/420m0$Build-3</meta:generator>
  </office:meta>
</office:document-meta>
</file>